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 Light" style:font-name-asian="Calibri Light" style:font-name-complex="Calibri Light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7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8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E2EFDA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4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CE4D6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24" style:family="table-cell" style:parent-style-name="Default" style:data-style-name="N0">
      <style:table-cell-properties fo:background-color="transparent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808080" style:font-name="Calibri Light" style:font-name-asian="Calibri Light" style:font-name-complex="Calibri Ligh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CE4D6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/>
      <style:text-properties style:font-name="Calibri Light" style:font-name-asian="Calibri Light" style:font-name-complex="Calibri Light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/>
      <style:text-properties style:font-name="Calibri Light" style:font-name-asian="Calibri Light" style:font-name-complex="Calibri Light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 Light" style:font-name-asian="Calibri Light" style:font-name-complex="Calibri Light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Calibri Light" style:font-name-asian="Calibri Light" style:font-name-complex="Calibri Light"/>
    </style:style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Calibri Light" style:font-name-asian="Calibri Light" style:font-name-complex="Calibri Light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Calibri Light" style:font-name-asian="Calibri Light" style:font-name-complex="Calibri Light" fo:font-size="20pt" style:font-size-asian="20pt" style:font-size-complex="2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E2EFDA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48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4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50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CE4D6" style:repeat-content="false"/>
      <style:paragraph-properties fo:text-align="center"/>
      <style:text-properties style:font-name="Calibri Light" style:font-name-asian="Calibri Light" style:font-name-complex="Calibri Light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FFFF00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E1F2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9E1F2" style:repeat-content="false"/>
      <style:paragraph-properties fo:text-align="center"/>
      <style:text-properties style:font-name="Calibri Light" style:font-name-asian="Calibri Light" style:font-name-complex="Calibri Ligh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D9E1F2" style:repeat-content="false"/>
      <style:paragraph-properties fo:text-align="center"/>
      <style:text-properties style:font-name="Calibri Light" style:font-name-asian="Calibri Light" style:font-name-complex="Calibri Ligh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 Light" style:font-name-asian="Calibri Light" style:font-name-complex="Calibri Light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 Light" style:font-name-asian="Calibri Light" style:font-name-complex="Calibri Ligh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 Light" style:font-name-asian="Calibri Light" style:font-name-complex="Calibri Light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 Light" style:font-name-asian="Calibri Light" style:font-name-complex="Calibri Ligh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48166666666667cm" style:use-optimal-column-width="true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19604166666667cm" style:use-optimal-column-width="true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301875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7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default-cell-style-name="ce2"/>
        <table:table-column table:style-name="co1" table:number-columns-repeated="16358" table:default-cell-style-name="ce2"/>
        <table:table-row table:style-name="ro1">
          <table:table-cell/>
          <table:table-cell office:value-type="string" table:number-columns-spanned="7" table:number-rows-spanned="1" table:style-name="ce43">
            <text:p>Data from Abdulla's experiment</text:p>
          </table:table-cell>
          <table:covered-table-cell table:number-columns-repeated="6"/>
          <table:table-cell table:number-columns-repeated="5" table:style-name="ce2"/>
          <table:table-cell office:value-type="string" table:number-columns-spanned="13" table:number-rows-spanned="1" table:style-name="ce44">
            <text:p>Capillay number calculation</text:p>
          </table:table-cell>
          <table:covered-table-cell table:number-columns-repeated="12"/>
          <table:table-cell table:number-columns-repeated="16358"/>
        </table:table-row>
        <table:table-row table:style-name="ro2">
          <table:table-cell/>
          <table:table-cell office:value-type="string" table:number-columns-spanned="1" table:number-rows-spanned="2" table:style-name="ce45">
            <text:p>Flooding step</text:p>
          </table:table-cell>
          <table:table-cell office:value-type="string" table:number-columns-spanned="1" table:number-rows-spanned="2" table:style-name="ce46">
            <text:p>f<text:span text:style-name="T1">w</text:span></text:p>
          </table:table-cell>
          <table:table-cell office:value-type="string" table:number-columns-spanned="1" table:number-rows-spanned="2" table:style-name="ce46">
            <text:p>f<text:span text:style-name="T1">o</text:span></text:p>
          </table:table-cell>
          <table:table-cell office:value-type="string" table:number-columns-spanned="1" table:number-rows-spanned="2" table:style-name="ce46">
            <text:p>f<text:span text:style-name="T1">g</text:span></text:p>
          </table:table-cell>
          <table:table-cell office:value-type="string" table:style-name="ce4">
            <text:p>Q<text:span text:style-name="T1">w</text:span></text:p>
          </table:table-cell>
          <table:table-cell office:value-type="string" table:style-name="ce4">
            <text:p>Q<text:span text:style-name="T1">o</text:span></text:p>
          </table:table-cell>
          <table:table-cell office:value-type="string" table:style-name="ce5">
            <text:p>Q<text:span text:style-name="T1">g</text:span></text:p>
          </table:table-cell>
          <table:table-cell table:number-columns-repeated="5" table:style-name="ce2"/>
          <table:table-cell office:value-type="string" table:number-columns-spanned="2" table:number-rows-spanned="1" table:style-name="ce47">
            <text:p>SI unit</text:p>
          </table:table-cell>
          <table:covered-table-cell/>
          <table:table-cell table:style-name="ce6"/>
          <table:table-cell office:value-type="string" table:number-columns-spanned="2" table:number-rows-spanned="1" table:style-name="ce48">
            <text:p>SI unit</text:p>
          </table:table-cell>
          <table:covered-table-cell/>
          <table:table-cell table:style-name="ce6"/>
          <table:table-cell office:value-type="string" table:number-columns-spanned="4" table:number-rows-spanned="1" table:style-name="ce49">
            <text:p>SI unit</text:p>
          </table:table-cell>
          <table:covered-table-cell table:number-columns-repeated="3"/>
          <table:table-cell table:number-columns-repeated="2" table:style-name="ce6"/>
          <table:table-cell table:style-name="ce9"/>
          <table:table-cell table:number-columns-repeated="16358"/>
        </table:table-row>
        <table:table-row table:style-name="ro3">
          <table:table-cell/>
          <table:covered-table-cell/>
          <table:covered-table-cell/>
          <table:covered-table-cell/>
          <table:covered-table-cell/>
          <table:table-cell office:value-type="string" table:style-name="ce4">
            <text:p>mL/min</text:p>
          </table:table-cell>
          <table:table-cell office:value-type="string" table:style-name="ce4">
            <text:p>mL/min</text:p>
          </table:table-cell>
          <table:table-cell office:value-type="string" table:style-name="ce5">
            <text:p>mL/min</text:p>
          </table:table-cell>
          <table:table-cell table:number-columns-repeated="5" table:style-name="ce2"/>
          <table:table-cell office:value-type="string" table:number-columns-spanned="2" table:number-rows-spanned="1" table:style-name="ce47">
            <text:p>Interfacial tension, σ</text:p>
          </table:table-cell>
          <table:covered-table-cell/>
          <table:table-cell table:style-name="ce6"/>
          <table:table-cell office:value-type="string" table:number-columns-spanned="2" table:number-rows-spanned="1" table:style-name="ce48">
            <text:p>Dynamic Viscosity,µ</text:p>
          </table:table-cell>
          <table:covered-table-cell/>
          <table:table-cell table:style-name="ce10"/>
          <table:table-cell office:value-type="string" table:number-columns-spanned="4" table:number-rows-spanned="1" table:style-name="ce49">
            <text:p>Area of bentheimer, A</text:p>
          </table:table-cell>
          <table:covered-table-cell table:number-columns-repeated="3"/>
          <table:table-cell table:number-columns-repeated="2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5" table:style-name="ce2"/>
          <table:table-cell office:value-type="string" table:number-columns-spanned="2" table:number-rows-spanned="1" table:style-name="ce47">
            <text:p>N/m</text:p>
          </table:table-cell>
          <table:covered-table-cell/>
          <table:table-cell table:style-name="ce6"/>
          <table:table-cell office:value-type="string" table:number-columns-spanned="2" table:number-rows-spanned="1" table:style-name="ce48">
            <text:p>Pa.s</text:p>
          </table:table-cell>
          <table:covered-table-cell/>
          <table:table-cell table:style-name="ce10"/>
          <table:table-cell office:value-type="string" table:number-columns-spanned="2" table:number-rows-spanned="1" table:style-name="ce49">
            <text:p>Diameter of sample,D</text:p>
          </table:table-cell>
          <table:covered-table-cell/>
          <table:table-cell office:value-type="float" office:value="1.26E-2" table:formula="of:=1.26*0.01" table:style-name="ce11">
            <text:p>0.0126</text:p>
          </table:table-cell>
          <table:table-cell office:value-type="string" table:style-name="ce11">
            <text:p>m</text:p>
          </table:table-cell>
          <table:table-cell table:number-columns-repeated="2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2" table:style-name="ce3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.8</text:p>
          </table:table-cell>
          <table:table-cell office:value-type="float" office:value="0" table:style-name="ce5">
            <text:p>0</text:p>
          </table:table-cell>
          <table:table-cell table:number-columns-repeated="5" table:style-name="ce2"/>
          <table:table-cell office:value-type="string" table:style-name="ce12">
            <text:p><text:s/>σ (go)</text:p>
          </table:table-cell>
          <table:table-cell office:value-type="float" office:value="1.12E-2" table:formula="of:=11.2*0.001" table:style-name="ce13">
            <text:p>0.0112</text:p>
          </table:table-cell>
          <table:table-cell table:style-name="ce6"/>
          <table:table-cell office:value-type="string" table:style-name="ce14">
            <text:p>µ (g)</text:p>
          </table:table-cell>
          <table:table-cell office:value-type="float" office:value="1.7000000000000003E-5" table:formula="of:=0.017*0.001" table:style-name="ce7">
            <text:p>0.000017</text:p>
          </table:table-cell>
          <table:table-cell table:style-name="ce10"/>
          <table:table-cell office:value-type="string" table:number-columns-spanned="2" table:number-rows-spanned="1" table:style-name="ce50">
            <text:p>A</text:p>
          </table:table-cell>
          <table:covered-table-cell/>
          <table:table-cell office:value-type="float" office:value="1.2468981242097889E-4" table:formula="of:=PI()*([.V4]/2)^2" table:style-name="ce8">
            <text:p>0.00012469</text:p>
          </table:table-cell>
          <table:table-cell office:value-type="string" table:style-name="ce8">
            <text:p>m<text:span text:style-name="T2">2</text:span></text:p>
          </table:table-cell>
          <table:table-cell table:number-columns-repeated="2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3" table:style-name="ce3">
            <text:p>3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" table:style-name="ce5">
            <text:p>0</text:p>
          </table:table-cell>
          <table:table-cell table:number-columns-repeated="5" table:style-name="ce2"/>
          <table:table-cell office:value-type="string" table:style-name="ce12">
            <text:p><text:s/>σ (ow)</text:p>
          </table:table-cell>
          <table:table-cell office:value-type="float" office:value="5.21E-2" table:formula="of:=52.1*0.001" table:style-name="ce13">
            <text:p>0.0521</text:p>
          </table:table-cell>
          <table:table-cell table:style-name="ce6"/>
          <table:table-cell office:value-type="string" table:style-name="ce14">
            <text:p>µ (o)</text:p>
          </table:table-cell>
          <table:table-cell office:value-type="float" office:value="4.2699999999999995E-3" table:formula="of:=4.27*0.001" table:style-name="ce7">
            <text:p>0.00427</text:p>
          </table:table-cell>
          <table:table-cell table:number-columns-repeated="2" table:style-name="ce10"/>
          <table:table-cell table:number-columns-repeated="5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4" table:style-name="ce57">
            <text:p>4</text:p>
          </table:table-cell>
          <table:table-cell office:value-type="float" office:value="0.25" table:style-name="ce58">
            <text:p>0.25</text:p>
          </table:table-cell>
          <table:table-cell office:value-type="float" office:value="0.25" table:style-name="ce58">
            <text:p>0.25</text:p>
          </table:table-cell>
          <table:table-cell office:value-type="float" office:value="0.5" table:style-name="ce58">
            <text:p>0.5</text:p>
          </table:table-cell>
          <table:table-cell office:value-type="float" office:value="0.2" table:style-name="ce58">
            <text:p>0.2</text:p>
          </table:table-cell>
          <table:table-cell office:value-type="float" office:value="0.2" table:style-name="ce58">
            <text:p>0.2</text:p>
          </table:table-cell>
          <table:table-cell office:value-type="float" office:value="0.4" table:style-name="ce59">
            <text:p>0.4</text:p>
          </table:table-cell>
          <table:table-cell table:number-columns-repeated="5" table:style-name="ce2"/>
          <table:table-cell office:value-type="string" table:style-name="ce12">
            <text:p><text:s/>σ (gw)</text:p>
          </table:table-cell>
          <table:table-cell office:value-type="float" office:value="6.3700000000000007E-2" table:formula="of:=63.7*0.001" table:style-name="ce13">
            <text:p>0.0637</text:p>
          </table:table-cell>
          <table:table-cell table:style-name="ce6"/>
          <table:table-cell office:value-type="string" table:style-name="ce14">
            <text:p>µ (w)</text:p>
          </table:table-cell>
          <table:table-cell office:value-type="float" office:value="1.4E-3" table:formula="of:=1.4*0.001" table:style-name="ce7">
            <text:p>0.0014</text:p>
          </table:table-cell>
          <table:table-cell table:number-columns-repeated="2" table:style-name="ce10"/>
          <table:table-cell table:number-columns-repeated="5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5" table:style-name="ce3">
            <text:p>5</text:p>
          </table:table-cell>
          <table:table-cell office:value-type="float" office:value="0.125" table:style-name="ce4">
            <text:p>0.125</text:p>
          </table:table-cell>
          <table:table-cell office:value-type="float" office:value="0.125" table:style-name="ce4">
            <text:p>0.125</text:p>
          </table:table-cell>
          <table:table-cell office:value-type="float" office:value="0.75" table:style-name="ce4">
            <text:p>0.75</text:p>
          </table:table-cell>
          <table:table-cell office:value-type="float" office:value="0.1" table:style-name="ce4">
            <text:p>0.1</text:p>
          </table:table-cell>
          <table:table-cell office:value-type="float" office:value="0.1" table:style-name="ce4">
            <text:p>0.1</text:p>
          </table:table-cell>
          <table:table-cell office:value-type="float" office:value="0.6" table:style-name="ce5">
            <text:p>0.6</text:p>
          </table:table-cell>
          <table:table-cell table:number-columns-repeated="5" table:style-name="ce2"/>
          <table:table-cell table:style-name="ce15"/>
          <table:table-cell table:style-name="ce10"/>
          <table:table-cell table:number-columns-repeated="2" table:style-name="ce6"/>
          <table:table-cell table:number-columns-repeated="3" table:style-name="ce10"/>
          <table:table-cell table:number-columns-repeated="5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6" table:style-name="ce3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5">
            <text:p>0.8</text:p>
          </table:table-cell>
          <table:table-cell table:number-columns-repeated="5" table:style-name="ce2"/>
          <table:table-cell table:style-name="ce16"/>
          <table:table-cell table:number-columns-repeated="3" table:style-name="ce6"/>
          <table:table-cell table:number-columns-repeated="3" table:style-name="ce10"/>
          <table:table-cell table:number-columns-repeated="5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7" table:style-name="ce3">
            <text:p>7</text:p>
          </table:table-cell>
          <table:table-cell office:value-type="float" office:value="0.125" table:style-name="ce4">
            <text:p>0.125</text:p>
          </table:table-cell>
          <table:table-cell office:value-type="float" office:value="0.125" table:style-name="ce4">
            <text:p>0.125</text:p>
          </table:table-cell>
          <table:table-cell office:value-type="float" office:value="0.75" table:style-name="ce4">
            <text:p>0.75</text:p>
          </table:table-cell>
          <table:table-cell office:value-type="float" office:value="0.1" table:style-name="ce4">
            <text:p>0.1</text:p>
          </table:table-cell>
          <table:table-cell office:value-type="float" office:value="0.1" table:style-name="ce4">
            <text:p>0.1</text:p>
          </table:table-cell>
          <table:table-cell office:value-type="float" office:value="0.6" table:style-name="ce5">
            <text:p>0.6</text:p>
          </table:table-cell>
          <table:table-cell table:number-columns-repeated="5" table:style-name="ce2"/>
          <table:table-cell table:style-name="ce16"/>
          <table:table-cell table:number-columns-repeated="6" table:style-name="ce6"/>
          <table:table-cell table:style-name="ce10"/>
          <table:table-cell table:number-columns-repeated="4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8" table:style-name="ce3">
            <text:p>8</text:p>
          </table:table-cell>
          <table:table-cell office:value-type="float" office:value="0.1875" table:style-name="ce4">
            <text:p>0.1875</text:p>
          </table:table-cell>
          <table:table-cell office:value-type="float" office:value="0.1875" table:style-name="ce4">
            <text:p>0.1875</text:p>
          </table:table-cell>
          <table:table-cell office:value-type="float" office:value="0.625" table:style-name="ce4">
            <text:p>0.625</text:p>
          </table:table-cell>
          <table:table-cell office:value-type="float" office:value="0.15" table:style-name="ce4">
            <text:p>0.15</text:p>
          </table:table-cell>
          <table:table-cell office:value-type="float" office:value="0.15" table:style-name="ce4">
            <text:p>0.15</text:p>
          </table:table-cell>
          <table:table-cell office:value-type="float" office:value="0.5" table:style-name="ce5">
            <text:p>0.5</text:p>
          </table:table-cell>
          <table:table-cell table:number-columns-repeated="5" table:style-name="ce2"/>
          <table:table-cell table:style-name="ce16"/>
          <table:table-cell table:number-columns-repeated="6" table:style-name="ce6"/>
          <table:table-cell table:style-name="ce10"/>
          <table:table-cell table:number-columns-repeated="4" table:style-name="ce6"/>
          <table:table-cell table:style-name="ce9"/>
          <table:table-cell table:number-columns-repeated="16358"/>
        </table:table-row>
        <table:table-row table:style-name="ro4">
          <table:table-cell/>
          <table:table-cell office:value-type="float" office:value="9" table:style-name="ce57">
            <text:p>9</text:p>
          </table:table-cell>
          <table:table-cell office:value-type="float" office:value="0.25" table:style-name="ce58">
            <text:p>0.25</text:p>
          </table:table-cell>
          <table:table-cell office:value-type="float" office:value="0.25" table:style-name="ce58">
            <text:p>0.25</text:p>
          </table:table-cell>
          <table:table-cell office:value-type="float" office:value="0.5" table:style-name="ce58">
            <text:p>0.5</text:p>
          </table:table-cell>
          <table:table-cell office:value-type="float" office:value="0.2" table:style-name="ce58">
            <text:p>0.2</text:p>
          </table:table-cell>
          <table:table-cell office:value-type="float" office:value="0.2" table:style-name="ce58">
            <text:p>0.2</text:p>
          </table:table-cell>
          <table:table-cell office:value-type="float" office:value="0.4" table:style-name="ce59">
            <text:p>0.4</text:p>
          </table:table-cell>
          <table:table-cell table:number-columns-repeated="5" table:style-name="ce2"/>
          <table:table-cell table:style-name="ce16"/>
          <table:table-cell table:number-columns-repeated="3" table:style-name="ce6"/>
          <table:table-cell office:value-type="string" table:number-columns-spanned="3" table:number-rows-spanned="1" table:style-name="ce51">
            <text:p>SI unit</text:p>
          </table:table-cell>
          <table:covered-table-cell table:number-columns-repeated="2"/>
          <table:table-cell table:style-name="ce10"/>
          <table:table-cell table:number-columns-repeated="4" table:style-name="ce6"/>
          <table:table-cell table:style-name="ce9"/>
          <table:table-cell table:number-columns-repeated="16358"/>
        </table:table-row>
        <table:table-row table:style-name="ro5">
          <table:table-cell/>
          <table:table-cell office:value-type="float" office:value="10" table:style-name="ce3">
            <text:p>10</text:p>
          </table:table-cell>
          <table:table-cell office:value-type="float" office:value="0.3125" table:style-name="ce4">
            <text:p>0.3125</text:p>
          </table:table-cell>
          <table:table-cell office:value-type="float" office:value="0.3125" table:style-name="ce4">
            <text:p>0.3125</text:p>
          </table:table-cell>
          <table:table-cell office:value-type="float" office:value="0.375" table:style-name="ce4">
            <text:p>0.375</text:p>
          </table:table-cell>
          <table:table-cell office:value-type="float" office:value="0.25" table:style-name="ce4">
            <text:p>0.25</text:p>
          </table:table-cell>
          <table:table-cell office:value-type="float" office:value="0.25" table:style-name="ce4">
            <text:p>0.25</text:p>
          </table:table-cell>
          <table:table-cell office:value-type="float" office:value="0.3" table:style-name="ce5">
            <text:p>0.3</text:p>
          </table:table-cell>
          <table:table-cell table:number-columns-repeated="5" table:style-name="ce2"/>
          <table:table-cell office:value-type="string" table:number-columns-spanned="1" table:number-rows-spanned="2" table:style-name="ce52">
            <text:p>Flooding step</text:p>
          </table:table-cell>
          <table:table-cell office:value-type="string" table:number-columns-spanned="1" table:number-rows-spanned="2" table:style-name="ce53">
            <text:p>f<text:span text:style-name="T3">w</text:span></text:p>
          </table:table-cell>
          <table:table-cell office:value-type="string" table:number-columns-spanned="1" table:number-rows-spanned="2" table:style-name="ce53">
            <text:p>f<text:span text:style-name="T3">o</text:span></text:p>
          </table:table-cell>
          <table:table-cell office:value-type="string" table:number-columns-spanned="1" table:number-rows-spanned="2" table:style-name="ce53">
            <text:p>f<text:span text:style-name="T3">g</text:span></text:p>
          </table:table-cell>
          <table:table-cell office:value-type="string" table:style-name="ce18">
            <text:p>Q<text:span text:style-name="T4">w</text:span></text:p>
          </table:table-cell>
          <table:table-cell office:value-type="string" table:style-name="ce18">
            <text:p>Q<text:span text:style-name="T4">o</text:span></text:p>
          </table:table-cell>
          <table:table-cell office:value-type="string" table:style-name="ce18">
            <text:p>Q<text:span text:style-name="T4">g</text:span></text:p>
          </table:table-cell>
          <table:table-cell table:style-name="ce6"/>
          <table:table-cell office:value-type="string" table:number-columns-spanned="5" table:number-rows-spanned="1" table:style-name="ce54">
            <text:p>Capillary number Ca = 𝜇Q/𝜎A</text:p>
          </table:table-cell>
          <table:covered-table-cell table:number-columns-repeated="4"/>
          <table:table-cell table:number-columns-repeated="16358"/>
        </table:table-row>
        <table:table-row table:style-name="ro3">
          <table:table-cell/>
          <table:table-cell office:value-type="float" office:value="11" table:style-name="ce3">
            <text:p>11</text:p>
          </table:table-cell>
          <table:table-cell office:value-type="float" office:value="0.375" table:style-name="ce4">
            <text:p>0.375</text:p>
          </table:table-cell>
          <table:table-cell office:value-type="float" office:value="0.375" table:style-name="ce4">
            <text:p>0.375</text:p>
          </table:table-cell>
          <table:table-cell office:value-type="float" office:value="0.25" table:style-name="ce4">
            <text:p>0.25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2" table:style-name="ce5">
            <text:p>0.2</text:p>
          </table:table-cell>
          <table:table-cell table:number-columns-repeated="5" table:style-name="ce2"/>
          <table:covered-table-cell/>
          <table:covered-table-cell/>
          <table:covered-table-cell/>
          <table:covered-table-cell/>
          <table:table-cell office:value-type="string" table:style-name="ce19">
            <text:p>m<text:span text:style-name="T2">3</text:span>/s</text:p>
          </table:table-cell>
          <table:table-cell office:value-type="string" table:style-name="ce19">
            <text:p>m<text:span text:style-name="T2">3</text:span>/s</text:p>
          </table:table-cell>
          <table:table-cell office:value-type="string" table:style-name="ce19">
            <text:p>m<text:span text:style-name="T2">3</text:span>/s</text:p>
          </table:table-cell>
          <table:table-cell table:style-name="ce6"/>
          <table:table-cell office:value-type="string" table:style-name="ce20">
            <text:p>Flooding step</text:p>
          </table:table-cell>
          <table:table-cell office:value-type="string" table:style-name="ce21">
            <text:p>Ca<text:span text:style-name="T4">[go]</text:span></text:p>
          </table:table-cell>
          <table:table-cell office:value-type="string" table:style-name="ce21">
            <text:p>Ca<text:span text:style-name="T4">[og]</text:span></text:p>
          </table:table-cell>
          <table:table-cell office:value-type="string" table:style-name="ce21">
            <text:p>Ca<text:span text:style-name="T4">[ow]</text:span></text:p>
          </table:table-cell>
          <table:table-cell office:value-type="string" table:style-name="ce22">
            <text:p>Ca<text:span text:style-name="T4">[wo]</text:span></text:p>
          </table:table-cell>
          <table:table-cell table:number-columns-repeated="16358"/>
        </table:table-row>
        <table:table-row table:style-name="ro4">
          <table:table-cell/>
          <table:table-cell table:style-name="ce23"/>
          <table:table-cell table:number-columns-repeated="5" table:style-name="ce24"/>
          <table:table-cell table:style-name="ce25"/>
          <table:table-cell table:number-columns-repeated="5" table:style-name="ce2"/>
          <table:table-cell office:value-type="float" office:value="1" table:style-name="ce26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.3333333333333332E-8" table:formula="of:=0.8*(10^-6)/60" table:style-name="ce17">
            <text:p>1.33333E-0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6"/>
          <table:table-cell office:value-type="float" office:value="1" table:style-name="ce20">
            <text:p>1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8">
            <text:p>-</text:p>
          </table:table-cell>
          <table:table-cell table:number-columns-repeated="16358"/>
        </table:table-row>
        <table:table-row table:style-name="ro4">
          <table:table-cell/>
          <table:table-cell office:value-type="string" table:number-columns-spanned="7" table:number-rows-spanned="1" table:style-name="ce55">
            <text:p>The total flow rate in the experiment was Q<text:span text:style-name="T7">t</text:span><text:s/>= 0.8 ml/min.<text:s/></text:p>
          </table:table-cell>
          <table:covered-table-cell table:number-columns-repeated="6"/>
          <table:table-cell table:number-columns-repeated="5" table:style-name="ce2"/>
          <table:table-cell office:value-type="float" office:value="2" table:style-name="ce26">
            <text:p>2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.3333333333333332E-8" table:formula="of:=0.8*(10^-6)/60" table:style-name="ce17">
            <text:p>1.33333E-08</text:p>
          </table:table-cell>
          <table:table-cell office:value-type="float" office:value="0" table:style-name="ce17">
            <text:p>0</text:p>
          </table:table-cell>
          <table:table-cell table:style-name="ce6"/>
          <table:table-cell office:value-type="float" office:value="2" table:style-name="ce20">
            <text:p>2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8.7639101565912909E-6" table:formula="of:=([.R$6]*[.S16])/([.O$6]*[.V$5])" table:style-name="ce20">
            <text:p>8.76391E-06</text:p>
          </table:table-cell>
          <table:table-cell office:value-type="string" table:style-name="ce28">
            <text:p>-</text:p>
          </table:table-cell>
          <table:table-cell table:number-columns-repeated="16358"/>
        </table:table-row>
        <table:table-row table:style-name="ro4">
          <table:table-cell/>
          <table:table-cell table:style-name="ce23"/>
          <table:table-cell table:number-columns-repeated="5" table:style-name="ce24"/>
          <table:table-cell table:style-name="ce25"/>
          <table:table-cell table:number-columns-repeated="5" table:style-name="ce2"/>
          <table:table-cell office:value-type="float" office:value="3" table:style-name="ce26">
            <text:p>3</text:p>
          </table:table-cell>
          <table:table-cell office:value-type="float" office:value="0.5" table:style-name="ce27">
            <text:p>0.5</text:p>
          </table:table-cell>
          <table:table-cell office:value-type="float" office:value="0.5" table:style-name="ce27">
            <text:p>0.5</text:p>
          </table:table-cell>
          <table:table-cell office:value-type="float" office:value="0" table:style-name="ce27">
            <text:p>0</text:p>
          </table:table-cell>
          <table:table-cell office:value-type="float" office:value="6.666666666666666E-9" table:formula="of:=0.4*(10^-6)/60" table:style-name="ce17">
            <text:p>6.66667E-09</text:p>
          </table:table-cell>
          <table:table-cell office:value-type="float" office:value="6.666666666666666E-9" table:formula="of:=0.4*(10^-6)/60" table:style-name="ce17">
            <text:p>6.66667E-09</text:p>
          </table:table-cell>
          <table:table-cell office:value-type="float" office:value="0" table:style-name="ce17">
            <text:p>0</text:p>
          </table:table-cell>
          <table:table-cell table:style-name="ce6"/>
          <table:table-cell office:value-type="float" office:value="3" table:style-name="ce20">
            <text:p>3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4.3819550782956454E-6" table:formula="of:=([.R$6]*[.S17])/([.O$6]*[.V$5])" table:style-name="ce20">
            <text:p>4.38196E-06</text:p>
          </table:table-cell>
          <table:table-cell office:value-type="float" office:value="1.4367065830477528E-6" table:formula="of:=([.R$7]*[.R17])/([.O$6]*[.V$5])" table:style-name="ce28">
            <text:p>1.43671E-06</text:p>
          </table:table-cell>
          <table:table-cell table:number-columns-repeated="16358"/>
        </table:table-row>
        <table:table-row table:style-name="ro3">
          <table:table-cell/>
          <table:table-cell office:value-type="string" table:style-name="ce3">
            <text:p>Flooding step</text:p>
          </table:table-cell>
          <table:table-cell office:value-type="string" table:style-name="ce4">
            <text:p>Ca<text:span text:style-name="T1">[go]</text:span></text:p>
          </table:table-cell>
          <table:table-cell office:value-type="string" table:style-name="ce4">
            <text:p>Ca<text:span text:style-name="T1">[og]</text:span></text:p>
          </table:table-cell>
          <table:table-cell office:value-type="string" table:style-name="ce4">
            <text:p>Ca<text:span text:style-name="T1">[ow]</text:span></text:p>
          </table:table-cell>
          <table:table-cell office:value-type="string" table:style-name="ce4">
            <text:p>Ca<text:span text:style-name="T1">[wo]</text:span>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4" table:style-name="ce26">
            <text:p>4</text:p>
          </table:table-cell>
          <table:table-cell office:value-type="float" office:value="0.25" table:style-name="ce27">
            <text:p>0.25</text:p>
          </table:table-cell>
          <table:table-cell office:value-type="float" office:value="0.25" table:style-name="ce27">
            <text:p>0.25</text:p>
          </table:table-cell>
          <table:table-cell office:value-type="float" office:value="0.5" table:style-name="ce27">
            <text:p>0.5</text:p>
          </table:table-cell>
          <table:table-cell office:value-type="float" office:value="3.333333333333333E-9" table:formula="of:=0.2*(10^-6)/60" table:style-name="ce17">
            <text:p>3.33333E-09</text:p>
          </table:table-cell>
          <table:table-cell office:value-type="float" office:value="3.333333333333333E-9" table:formula="of:=0.2*(10^-6)/60" table:style-name="ce17">
            <text:p>3.33333E-09</text:p>
          </table:table-cell>
          <table:table-cell office:value-type="float" office:value="6.666666666666666E-9" table:formula="of:=0.4*(10^-6)/60" table:style-name="ce17">
            <text:p>6.66667E-09</text:p>
          </table:table-cell>
          <table:table-cell table:style-name="ce6"/>
          <table:table-cell office:value-type="float" office:value="4" table:style-name="ce60">
            <text:p>4</text:p>
          </table:table-cell>
          <table:table-cell office:value-type="float" office:value="8.1153764069221628E-8" table:formula="of:=([.R$5]*[.T18])/([.$O$5]*[.$V$5])" table:style-name="ce60">
            <text:p>8.11538E-08</text:p>
          </table:table-cell>
          <table:table-cell office:value-type="float" office:value="1.0191958016928712E-5" table:formula="of:=([.R$6]*[.S18])/([.O$5]*[.V$5])" table:style-name="ce60">
            <text:p>1.0192E-05</text:p>
          </table:table-cell>
          <table:table-cell office:value-type="float" office:value="2.1909775391478227E-6" table:formula="of:=([.R$6]*[.S18])/([.O$6]*[.V$5])" table:style-name="ce60">
            <text:p>2.19098E-06</text:p>
          </table:table-cell>
          <table:table-cell office:value-type="float" office:value="7.1835329152387638E-7" table:formula="of:=([.R$7]*[.R18])/([.O$6]*[.V$5])" table:style-name="ce61">
            <text:p>7.18353E-07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5" table:style-name="ce26">
            <text:p>5</text:p>
          </table:table-cell>
          <table:table-cell office:value-type="float" office:value="0.125" table:style-name="ce27">
            <text:p>0.125</text:p>
          </table:table-cell>
          <table:table-cell office:value-type="float" office:value="0.125" table:style-name="ce27">
            <text:p>0.125</text:p>
          </table:table-cell>
          <table:table-cell office:value-type="float" office:value="0.75" table:style-name="ce27">
            <text:p>0.75</text:p>
          </table:table-cell>
          <table:table-cell office:value-type="float" office:value="1.6666666666666665E-9" table:formula="of:=0.1*(10^-6)/60" table:style-name="ce17">
            <text:p>1.66667E-09</text:p>
          </table:table-cell>
          <table:table-cell office:value-type="float" office:value="1.6666666666666665E-9" table:formula="of:=0.1*(10^-6)/60" table:style-name="ce17">
            <text:p>1.66667E-09</text:p>
          </table:table-cell>
          <table:table-cell office:value-type="float" office:value="1E-8" table:formula="of:=0.6*(10^-6)/60" table:style-name="ce17">
            <text:p>0.00000001</text:p>
          </table:table-cell>
          <table:table-cell table:style-name="ce10"/>
          <table:table-cell office:value-type="float" office:value="5" table:style-name="ce20">
            <text:p>5</text:p>
          </table:table-cell>
          <table:table-cell office:value-type="float" office:value="1.2173064610383245E-7" table:formula="of:=([.R$5]*[.T19])/([.$O$5]*[.$V$5])" table:style-name="ce20">
            <text:p>1.21731E-07</text:p>
          </table:table-cell>
          <table:table-cell office:value-type="float" office:value="5.0959790084643562E-6" table:formula="of:=([.R$6]*[.S19])/([.O$5]*[.V$5])" table:style-name="ce20">
            <text:p>5.09598E-06</text:p>
          </table:table-cell>
          <table:table-cell office:value-type="float" office:value="1.0954887695739114E-6" table:formula="of:=([.R$6]*[.S19])/([.O$6]*[.V$5])" table:style-name="ce20">
            <text:p>1.09549E-06</text:p>
          </table:table-cell>
          <table:table-cell office:value-type="float" office:value="3.5917664576193819E-7" table:formula="of:=([.R$7]*[.R19])/([.O$6]*[.V$5])" table:style-name="ce28">
            <text:p>3.59177E-07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2" table:style-name="ce3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.81E-6" table:formula="of:=1.81*10^(-6)" table:style-name="ce4">
            <text:p>0.00000181</text:p>
          </table:table-cell>
          <table:table-cell office:value-type="string" table:style-name="ce4">
            <text:p>-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6" table:style-name="ce26">
            <text:p>6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.3333333333333332E-8" table:formula="of:=0.8*(10^-6)/60" table:style-name="ce17">
            <text:p>1.33333E-08</text:p>
          </table:table-cell>
          <table:table-cell table:style-name="ce10"/>
          <table:table-cell office:value-type="float" office:value="6" table:style-name="ce20">
            <text:p>6</text:p>
          </table:table-cell>
          <table:table-cell office:value-type="float" office:value="1.6230752813844326E-7" table:formula="of:=([.R$5]*[.T20])/([.$O$5]*[.$V$5])" table:style-name="ce20">
            <text:p>1.62308E-07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8">
            <text:p>-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3" table:style-name="ce3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0500000000000002E-7" table:formula="of:=9.05*10^(-7)" table:style-name="ce4">
            <text:p>0.000000905</text:p>
          </table:table-cell>
          <table:table-cell office:value-type="float" office:value="3.39E-7" table:formula="of:=3.39*10^(-7)" table:style-name="ce4">
            <text:p>0.000000339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7" table:style-name="ce26">
            <text:p>7</text:p>
          </table:table-cell>
          <table:table-cell office:value-type="float" office:value="0.125" table:style-name="ce27">
            <text:p>0.125</text:p>
          </table:table-cell>
          <table:table-cell office:value-type="float" office:value="0.125" table:style-name="ce27">
            <text:p>0.125</text:p>
          </table:table-cell>
          <table:table-cell office:value-type="float" office:value="0.75" table:style-name="ce27">
            <text:p>0.75</text:p>
          </table:table-cell>
          <table:table-cell office:value-type="float" office:value="1.6666666666666665E-9" table:formula="of:=0.1*(10^-6)/60" table:style-name="ce17">
            <text:p>1.66667E-09</text:p>
          </table:table-cell>
          <table:table-cell office:value-type="float" office:value="1.6666666666666665E-9" table:formula="of:=0.1*(10^-6)/60" table:style-name="ce17">
            <text:p>1.66667E-09</text:p>
          </table:table-cell>
          <table:table-cell office:value-type="float" office:value="1E-8" table:formula="of:=0.6*(10^-6)/60" table:style-name="ce17">
            <text:p>0.00000001</text:p>
          </table:table-cell>
          <table:table-cell table:style-name="ce6"/>
          <table:table-cell office:value-type="float" office:value="7" table:style-name="ce20">
            <text:p>7</text:p>
          </table:table-cell>
          <table:table-cell office:value-type="float" office:value="1.2173064610383245E-7" table:formula="of:=([.R$5]*[.T21])/([.$O$5]*[.$V$5])" table:style-name="ce20">
            <text:p>1.21731E-07</text:p>
          </table:table-cell>
          <table:table-cell office:value-type="float" office:value="5.0959790084643562E-6" table:formula="of:=([.R$6]*[.S21])/([.O$5]*[.V$5])" table:style-name="ce20">
            <text:p>5.09598E-06</text:p>
          </table:table-cell>
          <table:table-cell office:value-type="float" office:value="1.0954887695739114E-6" table:formula="of:=([.R$6]*[.S21])/([.O$6]*[.V$5])" table:style-name="ce20">
            <text:p>1.09549E-06</text:p>
          </table:table-cell>
          <table:table-cell office:value-type="float" office:value="3.5917664576193819E-7" table:formula="of:=([.R$7]*[.R21])/([.O$6]*[.V$5])" table:style-name="ce28">
            <text:p>3.59177E-07</text:p>
          </table:table-cell>
          <table:table-cell table:number-columns-repeated="16358"/>
        </table:table-row>
        <table:table-row table:style-name="ro6">
          <table:table-cell/>
          <table:table-cell office:value-type="float" office:value="4" table:style-name="ce3">
            <text:p>4</text:p>
          </table:table-cell>
          <table:table-cell office:value-type="float" office:value="1.7900000000000001E-8" table:formula="of:=1.79*10^(-8)" table:style-name="ce4">
            <text:p>1.79E-08</text:p>
          </table:table-cell>
          <table:table-cell office:value-type="float" office:value="2.0999999999999998E-6" table:formula="of:=2.1*10^(-6)" table:style-name="ce4">
            <text:p>0.0000021</text:p>
          </table:table-cell>
          <table:table-cell office:value-type="float" office:value="4.5199999999999992E-7" table:formula="of:=4.52*10^(-7)" table:style-name="ce4">
            <text:p>0.000000452</text:p>
          </table:table-cell>
          <table:table-cell office:value-type="float" office:value="1.6899999999999999E-7" table:formula="of:=1.69*10^(-7)" table:style-name="ce4">
            <text:p>0.000000169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8" table:style-name="ce26">
            <text:p>8</text:p>
          </table:table-cell>
          <table:table-cell office:value-type="float" office:value="0.1875" table:style-name="ce27">
            <text:p>0.1875</text:p>
          </table:table-cell>
          <table:table-cell office:value-type="float" office:value="0.1875" table:style-name="ce27">
            <text:p>0.1875</text:p>
          </table:table-cell>
          <table:table-cell office:value-type="float" office:value="0.625" table:style-name="ce27">
            <text:p>0.625</text:p>
          </table:table-cell>
          <table:table-cell office:value-type="float" office:value="2.5000000000000001E-9" table:formula="of:=0.15*(10^-6)/60" table:style-name="ce17">
            <text:p>2.5E-09</text:p>
          </table:table-cell>
          <table:table-cell office:value-type="float" office:value="2.5000000000000001E-9" table:formula="of:=0.15*(10^-6)/60" table:style-name="ce17">
            <text:p>2.5E-09</text:p>
          </table:table-cell>
          <table:table-cell office:value-type="float" office:value="8.3333333333333335E-9" table:formula="of:=0.5*(10^-6)/60" table:style-name="ce17">
            <text:p>8.33333E-09</text:p>
          </table:table-cell>
          <table:table-cell table:style-name="ce6"/>
          <table:table-cell office:value-type="float" office:value="8" table:style-name="ce20">
            <text:p>8</text:p>
          </table:table-cell>
          <table:table-cell office:value-type="float" office:value="1.0144220508652704E-7" table:formula="of:=([.R$5]*[.T22])/([.$O$5]*[.$V$5])" table:style-name="ce20">
            <text:p>1.01442E-07</text:p>
          </table:table-cell>
          <table:table-cell office:value-type="float" office:value="7.6439685126965365E-6" table:formula="of:=([.R$6]*[.S22])/([.O$5]*[.V$5])" table:style-name="ce20">
            <text:p>7.64397E-06</text:p>
          </table:table-cell>
          <table:table-cell office:value-type="float" office:value="1.6432331543608674E-6" table:formula="of:=([.R$6]*[.S22])/([.O$6]*[.V$5])" table:style-name="ce20">
            <text:p>1.64323E-06</text:p>
          </table:table-cell>
          <table:table-cell office:value-type="float" office:value="5.3876496864290733E-7" table:formula="of:=([.R$7]*[.R22])/([.O$6]*[.V$5])" table:style-name="ce28">
            <text:p>5.38765E-07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5" table:style-name="ce3">
            <text:p>5</text:p>
          </table:table-cell>
          <table:table-cell office:value-type="float" office:value="2.6800000000000002E-8" table:formula="of:=2.68*10^(-8)" table:style-name="ce4">
            <text:p>2.68E-08</text:p>
          </table:table-cell>
          <table:table-cell office:value-type="float" office:value="1.0499999999999999E-6" table:formula="of:=1.05*10^(-6)" table:style-name="ce4">
            <text:p>0.00000105</text:p>
          </table:table-cell>
          <table:table-cell office:value-type="float" office:value="2.2599999999999996E-7" table:formula="of:=2.26*10^(-7)" table:style-name="ce4">
            <text:p>0.000000226</text:p>
          </table:table-cell>
          <table:table-cell office:value-type="float" office:value="8.4800000000000005E-8" table:formula="of:=8.48*10^(-8)" table:style-name="ce4">
            <text:p>8.48E-08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9" table:style-name="ce26">
            <text:p>9</text:p>
          </table:table-cell>
          <table:table-cell office:value-type="float" office:value="0.25" table:style-name="ce27">
            <text:p>0.25</text:p>
          </table:table-cell>
          <table:table-cell office:value-type="float" office:value="0.25" table:style-name="ce27">
            <text:p>0.25</text:p>
          </table:table-cell>
          <table:table-cell office:value-type="float" office:value="0.5" table:style-name="ce27">
            <text:p>0.5</text:p>
          </table:table-cell>
          <table:table-cell office:value-type="float" office:value="3.333333333333333E-9" table:formula="of:=0.2*(10^-6)/60" table:style-name="ce17">
            <text:p>3.33333E-09</text:p>
          </table:table-cell>
          <table:table-cell office:value-type="float" office:value="3.333333333333333E-9" table:formula="of:=0.2*(10^-6)/60" table:style-name="ce17">
            <text:p>3.33333E-09</text:p>
          </table:table-cell>
          <table:table-cell office:value-type="float" office:value="6.666666666666666E-9" table:formula="of:=0.4*(10^-6)/60" table:style-name="ce17">
            <text:p>6.66667E-09</text:p>
          </table:table-cell>
          <table:table-cell table:style-name="ce6"/>
          <table:table-cell office:value-type="float" office:value="9" table:style-name="ce60">
            <text:p>9</text:p>
          </table:table-cell>
          <table:table-cell office:value-type="float" office:value="8.1153764069221628E-8" table:formula="of:=([.R$5]*[.T23])/([.$O$5]*[.$V$5])" table:style-name="ce60">
            <text:p>8.11538E-08</text:p>
          </table:table-cell>
          <table:table-cell office:value-type="float" office:value="1.0191958016928712E-5" table:formula="of:=([.R$6]*[.S23])/([.O$5]*[.V$5])" table:style-name="ce60">
            <text:p>1.0192E-05</text:p>
          </table:table-cell>
          <table:table-cell office:value-type="float" office:value="2.1909775391478227E-6" table:formula="of:=([.R$6]*[.S23])/([.O$6]*[.V$5])" table:style-name="ce60">
            <text:p>2.19098E-06</text:p>
          </table:table-cell>
          <table:table-cell office:value-type="float" office:value="7.1835329152387638E-7" table:formula="of:=([.R$7]*[.R23])/([.O$6]*[.V$5])" table:style-name="ce61">
            <text:p>7.18353E-07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6" table:style-name="ce3">
            <text:p>6</text:p>
          </table:table-cell>
          <table:table-cell office:value-type="float" office:value="3.5700000000000002E-8" table:formula="of:=3.57*10^(-8)" table:style-name="ce4">
            <text:p>3.57E-0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10" table:style-name="ce26">
            <text:p>10</text:p>
          </table:table-cell>
          <table:table-cell office:value-type="float" office:value="0.3125" table:style-name="ce27">
            <text:p>0.3125</text:p>
          </table:table-cell>
          <table:table-cell office:value-type="float" office:value="0.3125" table:style-name="ce27">
            <text:p>0.3125</text:p>
          </table:table-cell>
          <table:table-cell office:value-type="float" office:value="0.375" table:style-name="ce27">
            <text:p>0.375</text:p>
          </table:table-cell>
          <table:table-cell office:value-type="float" office:value="4.1666666666666668E-9" table:formula="of:=0.25*(10^-6)/60" table:style-name="ce17">
            <text:p>4.16667E-09</text:p>
          </table:table-cell>
          <table:table-cell office:value-type="float" office:value="4.1666666666666668E-9" table:formula="of:=0.25*(10^-6)/60" table:style-name="ce17">
            <text:p>4.16667E-09</text:p>
          </table:table-cell>
          <table:table-cell office:value-type="float" office:value="5.0000000000000001E-9" table:formula="of:=0.3*(10^-6)/60" table:style-name="ce17">
            <text:p>0.000000005</text:p>
          </table:table-cell>
          <table:table-cell table:style-name="ce6"/>
          <table:table-cell office:value-type="float" office:value="10" table:style-name="ce20">
            <text:p>10</text:p>
          </table:table-cell>
          <table:table-cell office:value-type="float" office:value="6.0865323051916227E-8" table:formula="of:=([.R$5]*[.T24])/([.$O$5]*[.$V$5])" table:style-name="ce20">
            <text:p>6.08653E-08</text:p>
          </table:table-cell>
          <table:table-cell office:value-type="float" office:value="1.273994752116089E-5" table:formula="of:=([.R$6]*[.S24])/([.O$5]*[.V$5])" table:style-name="ce20">
            <text:p>1.27399E-05</text:p>
          </table:table-cell>
          <table:table-cell office:value-type="float" office:value="2.7387219239347785E-6" table:formula="of:=([.R$6]*[.S24])/([.O$6]*[.V$5])" table:style-name="ce20">
            <text:p>2.73872E-06</text:p>
          </table:table-cell>
          <table:table-cell office:value-type="float" office:value="8.9794161440484563E-7" table:formula="of:=([.R$7]*[.R24])/([.O$6]*[.V$5])" table:style-name="ce28">
            <text:p>8.97942E-07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7" table:style-name="ce3">
            <text:p>7</text:p>
          </table:table-cell>
          <table:table-cell office:value-type="float" office:value="2.6800000000000002E-8" table:formula="of:=2.68*10^(-8)" table:style-name="ce4">
            <text:p>2.68E-08</text:p>
          </table:table-cell>
          <table:table-cell office:value-type="float" office:value="1.0499999999999999E-6" table:formula="of:=1.05*10^(-6)" table:style-name="ce4">
            <text:p>0.00000105</text:p>
          </table:table-cell>
          <table:table-cell office:value-type="float" office:value="2.2599999999999996E-7" table:formula="of:=2.26*10^(-7)" table:style-name="ce4">
            <text:p>0.000000226</text:p>
          </table:table-cell>
          <table:table-cell office:value-type="float" office:value="8.4800000000000005E-8" table:formula="of:=8.48*10^(-8)" table:style-name="ce4">
            <text:p>8.48E-08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float" office:value="11" table:style-name="ce26">
            <text:p>11</text:p>
          </table:table-cell>
          <table:table-cell office:value-type="float" office:value="0.375" table:style-name="ce27">
            <text:p>0.375</text:p>
          </table:table-cell>
          <table:table-cell office:value-type="float" office:value="0.375" table:style-name="ce27">
            <text:p>0.375</text:p>
          </table:table-cell>
          <table:table-cell office:value-type="float" office:value="0.25" table:style-name="ce27">
            <text:p>0.25</text:p>
          </table:table-cell>
          <table:table-cell office:value-type="float" office:value="5.0000000000000001E-9" table:formula="of:=0.3*(10^-6)/60" table:style-name="ce17">
            <text:p>0.000000005</text:p>
          </table:table-cell>
          <table:table-cell office:value-type="float" office:value="5.0000000000000001E-9" table:formula="of:=0.3*(10^-6)/60" table:style-name="ce17">
            <text:p>0.000000005</text:p>
          </table:table-cell>
          <table:table-cell office:value-type="float" office:value="3.333333333333333E-9" table:formula="of:=0.2*(10^-6)/60" table:style-name="ce17">
            <text:p>3.33333E-09</text:p>
          </table:table-cell>
          <table:table-cell table:style-name="ce6"/>
          <table:table-cell office:value-type="float" office:value="11" table:style-name="ce20">
            <text:p>11</text:p>
          </table:table-cell>
          <table:table-cell office:value-type="float" office:value="4.0576882034610814E-8" table:formula="of:=([.R$5]*[.T25])/([.$O$5]*[.$V$5])" table:style-name="ce20">
            <text:p>4.05769E-08</text:p>
          </table:table-cell>
          <table:table-cell office:value-type="float" office:value="1.5287937025393073E-5" table:formula="of:=([.R$6]*[.S25])/([.O$5]*[.V$5])" table:style-name="ce20">
            <text:p>1.52879E-05</text:p>
          </table:table-cell>
          <table:table-cell office:value-type="float" office:value="3.2864663087217347E-6" table:formula="of:=([.R$6]*[.S25])/([.O$6]*[.V$5])" table:style-name="ce20">
            <text:p>3.28647E-06</text:p>
          </table:table-cell>
          <table:table-cell office:value-type="float" office:value="1.0775299372858147E-6" table:formula="of:=([.R$7]*[.R25])/([.O$6]*[.V$5])" table:style-name="ce28">
            <text:p>1.07753E-06</text:p>
          </table:table-cell>
          <table:table-cell table:number-columns-repeated="16358"/>
        </table:table-row>
        <table:table-row table:style-name="ro4">
          <table:table-cell/>
          <table:table-cell office:value-type="float" office:value="8" table:style-name="ce3">
            <text:p>8</text:p>
          </table:table-cell>
          <table:table-cell office:value-type="float" office:value="2.2300000000000001E-8" table:formula="of:=2.23*10^(-8)" table:style-name="ce4">
            <text:p>2.23E-08</text:p>
          </table:table-cell>
          <table:table-cell office:value-type="float" office:value="1.57E-6" table:formula="of:=1.57*10^(-6)" table:style-name="ce4">
            <text:p>0.00000157</text:p>
          </table:table-cell>
          <table:table-cell office:value-type="float" office:value="3.39E-7" table:formula="of:=3.39*10^(-7)" table:style-name="ce4">
            <text:p>0.000000339</text:p>
          </table:table-cell>
          <table:table-cell office:value-type="float" office:value="1.2699999999999999E-7" table:formula="of:=1.27*10^(-7)" table:style-name="ce4">
            <text:p>0.000000127</text:p>
          </table:table-cell>
          <table:table-cell table:style-name="ce24"/>
          <table:table-cell table:style-name="ce25"/>
          <table:table-cell table:number-columns-repeated="5" table:style-name="ce2"/>
          <table:table-cell table:style-name="ce29"/>
          <table:table-cell table:number-columns-repeated="11" table:style-name="ce2"/>
          <table:table-cell table:style-name="ce30"/>
          <table:table-cell table:number-columns-repeated="16358"/>
        </table:table-row>
        <table:table-row table:style-name="ro4">
          <table:table-cell/>
          <table:table-cell office:value-type="float" office:value="9" table:style-name="ce3">
            <text:p>9</text:p>
          </table:table-cell>
          <table:table-cell office:value-type="float" office:value="1.7800000000000001E-8" table:formula="of:=1.78*10^(-8)" table:style-name="ce4">
            <text:p>1.78E-08</text:p>
          </table:table-cell>
          <table:table-cell office:value-type="float" office:value="2.0999999999999998E-6" table:formula="of:=2.1*10^(-6)" table:style-name="ce4">
            <text:p>0.0000021</text:p>
          </table:table-cell>
          <table:table-cell office:value-type="float" office:value="4.5199999999999992E-7" table:formula="of:=4.52*10^(-7)" table:style-name="ce4">
            <text:p>0.000000452</text:p>
          </table:table-cell>
          <table:table-cell office:value-type="float" office:value="1.6899999999999999E-7" table:formula="of:=1.69*10^(-7)" table:style-name="ce4">
            <text:p>0.000000169</text:p>
          </table:table-cell>
          <table:table-cell table:style-name="ce24"/>
          <table:table-cell table:style-name="ce25"/>
          <table:table-cell table:number-columns-repeated="5" table:style-name="ce2"/>
          <table:table-cell table:style-name="ce29"/>
          <table:table-cell table:number-columns-repeated="11" table:style-name="ce2"/>
          <table:table-cell table:style-name="ce30"/>
          <table:table-cell table:number-columns-repeated="16358"/>
        </table:table-row>
        <table:table-row table:style-name="ro4">
          <table:table-cell/>
          <table:table-cell office:value-type="float" office:value="10" table:style-name="ce3">
            <text:p>10</text:p>
          </table:table-cell>
          <table:table-cell office:value-type="float" office:value="1.3400000000000001E-8" table:formula="of:=1.34*10^(-8)" table:style-name="ce4">
            <text:p>1.34E-08</text:p>
          </table:table-cell>
          <table:table-cell office:value-type="float" office:value="2.6299999999999998E-6" table:formula="of:=2.63*10^(-6)" table:style-name="ce4">
            <text:p>0.00000263</text:p>
          </table:table-cell>
          <table:table-cell office:value-type="float" office:value="5.6499999999999999E-7" table:formula="of:=5.65*10^(-7)" table:style-name="ce4">
            <text:p>0.000000565</text:p>
          </table:table-cell>
          <table:table-cell office:value-type="float" office:value="2.1199999999999999E-7" table:formula="of:=2.12*10^(-7)" table:style-name="ce4">
            <text:p>0.000000212</text:p>
          </table:table-cell>
          <table:table-cell table:style-name="ce24"/>
          <table:table-cell table:style-name="ce25"/>
          <table:table-cell table:number-columns-repeated="5" table:style-name="ce2"/>
          <table:table-cell office:value-type="string" table:number-columns-spanned="4" table:number-rows-spanned="2" table:style-name="ce56">
            <text:p>the difference</text:p>
          </table:table-cell>
          <table:covered-table-cell table:number-columns-repeated="3"/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7">
          <table:table-cell/>
          <table:table-cell office:value-type="float" office:value="11" table:style-name="ce31">
            <text:p>11</text:p>
          </table:table-cell>
          <table:table-cell office:value-type="float" office:value="8.9399999999999993E-9" table:formula="of:=8.94*10^(-9)" table:style-name="ce32">
            <text:p>8.94E-09</text:p>
          </table:table-cell>
          <table:table-cell office:value-type="float" office:value="3.1499999999999999E-6" table:formula="of:=3.15*10^(-6)" table:style-name="ce32">
            <text:p>0.00000315</text:p>
          </table:table-cell>
          <table:table-cell office:value-type="float" office:value="6.7800000000000001E-7" table:formula="of:=6.78*10^(-7)" table:style-name="ce32">
            <text:p>0.000000678</text:p>
          </table:table-cell>
          <table:table-cell office:value-type="float" office:value="2.5399999999999997E-7" table:formula="of:=2.54*10^(-7)" table:style-name="ce32">
            <text:p>0.000000254</text:p>
          </table:table-cell>
          <table:table-cell table:style-name="ce33"/>
          <table:table-cell table:style-name="ce34"/>
          <table:table-cell table:number-columns-repeated="5" table:style-name="ce2"/>
          <table:covered-table-cell/>
          <table:covered-table-cell table:number-columns-repeated="3"/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/>
          <table:table-cell table:number-columns-repeated="12" table:style-name="ce2"/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/>
          <table:table-cell table:number-columns-repeated="12" table:style-name="ce2"/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float" office:value="0.20652881734972015" table:formula="of:=[.E20]/[.Y16]" table:style-name="ce36">
            <text:p>0.206528817</text:p>
          </table:table-cell>
          <table:table-cell office:value-type="string" table:style-name="ce36">
            <text:p>-</text:p>
          </table:table-cell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/>
          <table:table-cell table:number-columns-repeated="12" table:style-name="ce2"/>
          <table:table-cell office:value-type="string" table:style-name="ce35">
            <text:p>-</text:p>
          </table:table-cell>
          <table:table-cell office:value-type="string" table:style-name="ce36">
            <text:p>-</text:p>
          </table:table-cell>
          <table:table-cell office:value-type="float" office:value="0.20652881734972015" table:formula="of:=[.E21]/[.Y17]" table:style-name="ce36">
            <text:p>0.206528817</text:p>
          </table:table-cell>
          <table:table-cell office:value-type="float" office:value="0.23595632121408081" table:formula="of:=[.F21]/[.Z17]" table:style-name="ce36">
            <text:p>0.235956321</text:p>
          </table:table-cell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2056894347786332" table:formula="of:=[.C22]/[.W18]" table:style-name="ce35">
            <text:p>0.220568943</text:p>
          </table:table-cell>
          <table:table-cell office:value-type="float" office:value="0.20604480478745366" table:formula="of:=[.D22]/[.X18]" table:style-name="ce36">
            <text:p>0.206044805</text:p>
          </table:table-cell>
          <table:table-cell office:value-type="float" office:value="0.20630060871176462" table:formula="of:=[.E22]/[.Y18]" table:style-name="ce36">
            <text:p>0.206300609</text:p>
          </table:table-cell>
          <table:table-cell office:value-type="float" office:value="0.23526028486831654" table:formula="of:=[.F22]/[.Z18]" table:style-name="ce36">
            <text:p>0.235260285</text:p>
          </table:table-cell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201582005663589" table:formula="of:=[.C23]/[.W19]" table:style-name="ce35">
            <text:p>0.220158201</text:p>
          </table:table-cell>
          <table:table-cell office:value-type="float" office:value="0.20604480478745366" table:formula="of:=[.D23]/[.X19]" table:style-name="ce36">
            <text:p>0.206044805</text:p>
          </table:table-cell>
          <table:table-cell office:value-type="float" office:value="0.20630060871176462" table:formula="of:=[.E23]/[.Y19]" table:style-name="ce36">
            <text:p>0.206300609</text:p>
          </table:table-cell>
          <table:table-cell office:value-type="float" office:value="0.23609552848323367" table:formula="of:=[.F23]/[.Z19]" table:style-name="ce36">
            <text:p>0.236095528</text:p>
          </table:table-cell>
          <table:table-cell table:number-columns-repeated="8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1995282911060673" table:formula="of:=[.C24]/[.W20]" table:style-name="ce35">
            <text:p>0.219952829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table:style-name="ce37"/>
          <table:table-cell table:number-columns-repeated="7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201582005663589" table:formula="of:=[.C25]/[.W21]" table:style-name="ce35">
            <text:p>0.220158201</text:p>
          </table:table-cell>
          <table:table-cell office:value-type="float" office:value="0.20604480478745366" table:formula="of:=[.D25]/[.X21]" table:style-name="ce36">
            <text:p>0.206044805</text:p>
          </table:table-cell>
          <table:table-cell office:value-type="float" office:value="0.20630060871176462" table:formula="of:=[.E25]/[.Y21]" table:style-name="ce36">
            <text:p>0.206300609</text:p>
          </table:table-cell>
          <table:table-cell office:value-type="float" office:value="0.23609552848323367" table:formula="of:=[.F25]/[.Z21]" table:style-name="ce36">
            <text:p>0.236095528</text:p>
          </table:table-cell>
          <table:table-cell table:style-name="ce37"/>
          <table:table-cell table:number-columns-repeated="7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1982960623715539" table:formula="of:=[.C26]/[.W22]" table:style-name="ce35">
            <text:p>0.219829606</text:p>
          </table:table-cell>
          <table:table-cell office:value-type="float" office:value="0.20539069429606488" table:formula="of:=[.D26]/[.X22]" table:style-name="ce36">
            <text:p>0.205390694</text:p>
          </table:table-cell>
          <table:table-cell office:value-type="float" office:value="0.20630060871176462" table:formula="of:=[.E26]/[.Y22]" table:style-name="ce36">
            <text:p>0.206300609</text:p>
          </table:table-cell>
          <table:table-cell office:value-type="float" office:value="0.235724309098826" table:formula="of:=[.F26]/[.Z22]" table:style-name="ce36">
            <text:p>0.235724309</text:p>
          </table:table-cell>
          <table:table-cell table:style-name="ce37"/>
          <table:table-cell table:number-columns-repeated="7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1933671474335012" table:formula="of:=[.C27]/[.W23]" table:style-name="ce35">
            <text:p>0.219336715</text:p>
          </table:table-cell>
          <table:table-cell office:value-type="float" office:value="0.20604480478745366" table:formula="of:=[.D27]/[.X23]" table:style-name="ce36">
            <text:p>0.206044805</text:p>
          </table:table-cell>
          <table:table-cell office:value-type="float" office:value="0.20630060871176462" table:formula="of:=[.E27]/[.Y23]" table:style-name="ce36">
            <text:p>0.206300609</text:p>
          </table:table-cell>
          <table:table-cell office:value-type="float" office:value="0.23526028486831654" table:formula="of:=[.F27]/[.Z23]" table:style-name="ce36">
            <text:p>0.235260285</text:p>
          </table:table-cell>
          <table:table-cell table:style-name="ce37"/>
          <table:table-cell table:number-columns-repeated="7" table:style-name="ce2"/>
          <table:table-cell table:style-name="ce30"/>
          <table:table-cell table:number-columns-repeated="16358"/>
        </table:table-row>
        <table:table-row table:style-name="ro4">
          <table:table-cell table:number-columns-repeated="13"/>
          <table:table-cell office:value-type="float" office:value="0.2201582005663589" table:formula="of:=[.C28]/[.W24]" table:style-name="ce35">
            <text:p>0.220158201</text:p>
          </table:table-cell>
          <table:table-cell office:value-type="float" office:value="0.20643727108228691" table:formula="of:=[.D28]/[.X24]" table:style-name="ce36">
            <text:p>0.206437271</text:p>
          </table:table-cell>
          <table:table-cell office:value-type="float" office:value="0.20630060871176464" table:formula="of:=[.E28]/[.Y24]" table:style-name="ce36">
            <text:p>0.206300609</text:p>
          </table:table-cell>
          <table:table-cell office:value-type="float" office:value="0.23609552848323359" table:formula="of:=[.F28]/[.Z24]" table:style-name="ce36">
            <text:p>0.236095528</text:p>
          </table:table-cell>
          <table:table-cell table:style-name="ce37"/>
          <table:table-cell table:number-columns-repeated="7" table:style-name="ce2"/>
          <table:table-cell table:style-name="ce30"/>
          <table:table-cell table:number-columns-repeated="16358"/>
        </table:table-row>
        <table:table-row table:style-name="ro7">
          <table:table-cell table:number-columns-repeated="13"/>
          <table:table-cell office:value-type="float" office:value="0.22032249773096066" table:formula="of:=[.C29]/[.W25]" table:style-name="ce38">
            <text:p>0.220322498</text:p>
          </table:table-cell>
          <table:table-cell office:value-type="float" office:value="0.2060448047874536" table:formula="of:=[.D29]/[.X25]" table:style-name="ce39">
            <text:p>0.206044805</text:p>
          </table:table-cell>
          <table:table-cell office:value-type="float" office:value="0.20630060871176462" table:formula="of:=[.E29]/[.Y25]" table:style-name="ce39">
            <text:p>0.206300609</text:p>
          </table:table-cell>
          <table:table-cell office:value-type="float" office:value="0.235724309098826" table:formula="of:=[.F29]/[.Z25]" table:style-name="ce39">
            <text:p>0.235724309</text:p>
          </table:table-cell>
          <table:table-cell table:style-name="ce40"/>
          <table:table-cell table:number-columns-repeated="7" table:style-name="ce41"/>
          <table:table-cell table:style-name="ce42"/>
          <table:table-cell table:number-columns-repeated="16358"/>
        </table:table-row>
        <table:table-row table:number-rows-repeated="2" table:style-name="ro4">
          <table:table-cell table:number-columns-repeated="13"/>
          <table:table-cell table:number-columns-repeated="5" table:style-name="ce37"/>
          <table:table-cell table:number-columns-repeated="16366" table:style-name="ce2"/>
        </table:table-row>
        <table:table-row table:number-rows-repeated="10485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EPI</meta:initial-creator>
    <dc:creator>SEPI</dc:creator>
    <meta:creation-date>2021-07-20T08:51:41Z</meta:creation-date>
    <dc:date>2021-07-22T12:49:33Z</dc:date>
    <meta:editing-duration>PT0S</meta:editing-duration>
  </office:meta>
</office:document-meta>
</file>